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do I want? <text:line-break/><text:line-break/>To write a book. Unbridled creativity</text:p>
      <text:p text:style-name="Standard"/>
      <text:p text:style-name="Standard">To un-fuck the relationship with Stephanie. I truly believe we could have the best thing ever if we could get over our problems. </text:p>
      <text:p text:style-name="Standard"/>
      <text:p text:style-name="Standard">Games games with friends </text:p>
      <text:p text:style-name="Standard"/>
      <text:p text:style-name="Standard">To build a community </text:p>
      <text:p text:style-name="Standard"/>
      <text:p text:style-name="Standard">to build a place to live and enjoy myself. Is that in the middle of bozeman? </text:p>
      <text:p text:style-name="Standard"/>
      <text:p text:style-name="Standard">To hunt</text:p>
      <text:p text:style-name="Standard"/>
      <text:p text:style-name="Standard">To Have dogs</text:p>
      <text:p text:style-name="Standard"/>
      <text:p text:style-name="Standard">To Learn new skills </text:p>
      <text:p text:style-name="Standard"/>
      <text:p text:style-name="Standard">to be kind to myself and others around me</text:p>
      <text:p text:style-name="Standard"/>
      <text:p text:style-name="Standard">To not be cruel narcissistic or manipulative </text:p>
      <text:p text:style-name="Standard"/>
      <text:p text:style-name="Standard">4/25/2022</text:p>
      <text:p text:style-name="Standard"/>
      <text:p text:style-name="Standard">I have really fallen into a hole with the online dating thing. </text:p>
      <text:p text:style-name="Standard"/>
      <text:p text:style-name="Standard">To not want to kill my parents. <text:line-break/><text:line-break/>To stop obessing about my exwife. </text:p>
      <text:p text:style-name="Standard"/>
      <text:p text:style-name="Standard">To let go of unhealthy thought paterns. </text:p>
      <text:p text:style-name="Standard"/>
      <text:p text:style-name="Standard">I feel like garbage everyday. I would like to not wake up feeling like shit. This hole, this empty place inside of me, I'd like to have an identiy some sort of core. </text:p>
      <text:p text:style-name="Standard"/>
      <text:p text:style-name="Standard">Stop lying to the extent I am, recognize when I lie and emediately correct by telling the person that I lied, why I lied and appologize for it. <text:line-break/><text:line-break/>Stop stealing things</text:p>
      <text:p text:style-name="Standard"/>
      <text:p text:style-name="Standard">Stop commiting crimes</text:p>
      <text:p text:style-name="Standard"/>
      <text:p text:style-name="Standard">Stop using people </text:p>
      <text:p text:style-name="Standard"/>
      <text:p text:style-name="Standard">Forgive my parents and let go of the past</text:p>
      <text:p text:style-name="Standard"/>
      <text:p text:style-name="Standard">Build skills to have friendships and meaningful relationships.</text:p>
      <text:p text:style-name="Standard"/>
      <text:p text:style-name="Standard"><text:soft-page-break/>to be kind to myself and others around me</text:p>
      <text:p text:style-name="Standard"/>
      <text:p text:style-name="Standard">To not be cruel narcissistic or manipulative <text:line-break/><text:line-break/>To understand if I need AA, or if I can let that go. Can I use drugs or have a drink? <text:line-break/><text:line-break/>To have a healthy relationship with women. </text:p>
      <text:p text:style-name="Standard"/>
      <text:p text:style-name="Standard">To write a book. </text:p>
      <text:p text:style-name="Standard"/>
      <text:p text:style-name="Standard">To be positive instead of default negative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ke Stanger</meta:initial-creator>
    <meta:creation-date>2022-03-01T06:20:31.12</meta:creation-date>
    <meta:generator>OpenOffice/4.1.11$Win32 OpenOffice.org_project/4111m1$Build-9808</meta:generator>
    <dc:date>2022-04-26T14:31:55.77</dc:date>
    <dc:creator>Blake Stanger</dc:creator>
    <meta:editing-duration>PT6H21M</meta:editing-duration>
    <meta:editing-cycles>3</meta:editing-cycles>
    <meta:document-statistic meta:table-count="0" meta:image-count="0" meta:object-count="0" meta:page-count="2" meta:paragraph-count="24" meta:word-count="257" meta:character-count="1366"/>
  </office:meta>
</office:document-meta>
</file>